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61.09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2.5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322.24pt"/>
    </style:style>
    <style:style style:name="co12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ofform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4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normal" style:font-size-asian="10pt" style:font-style-asian="normal" style:font-weight-asian="normal" style:font-name-complex="Workbench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bold" style:font-size-asian="10pt" style:font-style-asian="normal" style:font-weight-asian="bold" style:font-name-complex="Workbench" style:font-size-complex="10pt" style:font-style-complex="normal" style:font-weight-complex="bold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normal" style:font-size-asian="10pt" style:font-style-asian="normal" style:font-weight-asian="normal" style:font-name-complex="Workbench" style:font-size-complex="10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bold" style:font-size-asian="10pt" style:font-style-asian="normal" style:font-weight-asian="bold" style:font-name-complex="Workbench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9" table:number-columns-repeated="85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4" table:number-columns-repeated="163"/>
          <table:table-cell table:style-name="ce68"/>
          <table:table-cell table:number-columns-repeated="858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π</text:p>
          </table:table-cell>
          <table:table-cell table:style-name="ce12" office:value-type="string" calcext:value-type="string">
            <text:p>θ</text:p>
          </table:table-cell>
          <table:table-cell table:style-name="ce18" office:value-type="string" calcext:value-type="string">
            <text:p>Radian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3" calcext:value-type="float">
            <text:p>2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Constant</text:p>
          </table:table-cell>
          <table:table-cell table:style-name="ce12" office:value-type="string" calcext:value-type="string">
            <text:p>#</text:p>
          </table:table-cell>
          <table:table-cell table:style-name="ce62" office:value-type="string" calcext:value-type="string">
            <text:p>λ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Put</text:p>
          </table:table-cell>
          <table:table-cell table:style-name="ce13" office:value-type="string" calcext:value-type="string">
            <text:p>..</text:p>
          </table:table-cell>
          <table:table-cell table:style-name="ce19" office:value-type="string" calcext:value-type="string">
            <text:p>Poo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ge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d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compi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gm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ou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ofessio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education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heal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dium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pecial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volle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volume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ticket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ourse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compact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pointer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medal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radio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signal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urr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s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glass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terminolog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f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action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exampl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zero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anner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etric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ub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cal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mmo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riang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b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gg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dus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trik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arrow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univers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tim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ngin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actic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py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arniva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irration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ntex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rrupt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electric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rr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power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oci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quark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from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lear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plo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garde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ndard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processed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travers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funne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notic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unio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dril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i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quer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ag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har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nus</text:p>
          </table:table-cell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51"/>
          <table:table-cell table:style-name="ce37" office:value-type="string" calcext:value-type="string">
            <text:p>:</text:p>
          </table:table-cell>
          <table:table-cell table:style-name="ce54"/>
          <table:table-cell table:style-name="ce37" office:value-type="string" calcext:value-type="string">
            <text:p>.</text:p>
          </table:table-cell>
          <table:table-cell table:style-name="ce56"/>
          <table:table-cell table:style-name="ce25" office:value-type="string" calcext:value-type="string">
            <text:p>::</text:p>
          </table:table-cell>
          <table:table-cell table:style-name="ce58" office:value-type="string" calcext:value-type="string">
            <text:p>Omnipresent</text:p>
          </table:table-cell>
          <table:table-cell table:style-name="ce13" office:value-type="string" calcext:value-type="string">
            <text:p>..</text:p>
          </table:table-cell>
          <table:table-cell table:style-name="ce63" office:value-type="string" calcext:value-type="string">
            <text:p>One &amp; on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ogether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Toler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s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et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ena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mm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stro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stiv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ie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ct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i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igi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tain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tam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rb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ie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un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av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stablish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im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ul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otono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requenc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rtz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homb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bl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ath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rea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chnolog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sm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or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oli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ternat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ar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nva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utt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lie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p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terf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i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dicate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olar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a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tc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eg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e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uch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d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direc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ine</text:p>
          </table:table-cell>
          <table:table-cell table:style-name="ce14" office:value-type="string" calcext:value-type="string">
            <text:p>এক</text:p>
          </table:table-cell>
          <table:table-cell table:style-name="ce64" office:value-type="string" calcext:value-type="string">
            <text:p>Sole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Much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Me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d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lig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rdiac arr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ru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s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s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i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adu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la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u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sec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y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lea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ix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piso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our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pul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o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as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gio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oto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toco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vi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tis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munic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yph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r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u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pl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r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i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ithmet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vervie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labora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t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e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plo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ant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ut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ine</text:p>
          </table:table-cell>
          <table:table-cell table:style-name="ce15" office:value-type="string" calcext:value-type="string">
            <text:p>দুই</text:p>
          </table:table-cell>
          <table:table-cell table:style-name="ce65" office:value-type="string" calcext:value-type="string">
            <text:p>Comple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Feat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utom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kb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rri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ynta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eart fail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im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son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bul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eig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terac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hel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ai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aci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i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c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vers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rtn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ngu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sh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it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amp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el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g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ividu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co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i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d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amin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d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bie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u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e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e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libr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di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ener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gram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atil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hyth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op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l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urse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vel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a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ers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mplif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terpre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Tangent</text:p>
          </table:table-cell>
          <table:table-cell table:style-name="ce14" office:value-type="string" calcext:value-type="string">
            <text:p>তিন</text:p>
          </table:table-cell>
          <table:table-cell table:style-name="ce64" office:value-type="string" calcext:value-type="string">
            <text:p>Tutori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ylinder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C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tex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u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ee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i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emist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ronic disor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zy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ewell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tu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gul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tertai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rono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l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b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o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p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th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ore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d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cycl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lic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elegr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cu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ub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chitec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bstra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rink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ug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ydroelect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r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g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n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ea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gaz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ilis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conom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lea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in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n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a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s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oti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gi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i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ventory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ecant</text:p>
          </table:table-cell>
          <table:table-cell table:style-name="ce15" office:value-type="string" calcext:value-type="string">
            <text:p>চার</text:p>
          </table:table-cell>
          <table:table-cell table:style-name="ce65" office:value-type="string" calcext:value-type="string">
            <text:p>Classic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mat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Fie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es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hemat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ess obes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te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rec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ulnerab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ers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ven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ize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t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per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l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li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ju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redib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n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bsolu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g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e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erman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bje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tit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etwor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ansform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zer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mpl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indm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y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a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ok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ush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hanc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amewor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ss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ff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ffi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d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l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i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rea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ecant</text:p>
          </table:table-cell>
          <table:table-cell table:style-name="ce14" office:value-type="string" calcext:value-type="string">
            <text:p>পাঁচ</text:p>
          </table:table-cell>
          <table:table-cell table:style-name="ce64" office:value-type="string" calcext:value-type="string">
            <text:p>Separa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Linked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Len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e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wi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mate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k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 impairm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cha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ot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br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e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lig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respond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am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x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q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b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upervi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as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a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re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scad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n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eate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ra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n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u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er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a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dit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pi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iofu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o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ndwi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icipa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ap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l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ces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mp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lau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oy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nu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tch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tangent</text:p>
          </table:table-cell>
          <table:table-cell table:style-name="ce15" office:value-type="string" calcext:value-type="string">
            <text:p>ছয়</text:p>
          </table:table-cell>
          <table:table-cell table:style-name="ce65" office:value-type="string" calcext:value-type="string">
            <text:p>Care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With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>
            <text:p>Wind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ug-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g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med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hys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gan expans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g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rb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ig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lie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ud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tex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ula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l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mi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ag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ia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e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ic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erbol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ile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up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o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w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alysi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e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n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atistic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yp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b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all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a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ar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ob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edb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posi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scend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all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ff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i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an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arwada</text:p>
          </table:table-cell>
          <table:table-cell table:style-name="ce14" office:value-type="string" calcext:value-type="string">
            <text:p>সাত</text:p>
          </table:table-cell>
          <table:table-cell table:style-name="ce64" office:value-type="string" calcext:value-type="string">
            <text:p>Skilfu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Equal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En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u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ynchron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men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p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wb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olog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bdominal p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p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um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our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lay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teg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ig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i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tr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scu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cta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ow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uf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u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unche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m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tra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l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n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dju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wl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a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nn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een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o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o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yslexi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w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ric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enthesi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g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rig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ssemb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tecte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quest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ost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lin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n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z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a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i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urc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Reet</text:p>
          </table:table-cell>
          <table:table-cell table:style-name="ce15" office:value-type="string" calcext:value-type="string">
            <text:p>আট</text:p>
          </table:table-cell>
          <table:table-cell table:style-name="ce65" office:value-type="string" calcext:value-type="string">
            <text:p>Reali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ecurity</text:p>
          </table:table-cell>
          <table:table-cell table:style-name="ce14" office:value-type="float" office:value="9" calcext:value-type="float">
            <text:p>9</text:p>
          </table:table-cell>
          <table:table-cell table:style-name="ce20" office:value-type="string" calcext:value-type="string">
            <text:p>Sett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rm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ai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ss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p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af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m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u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mun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ener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ta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k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wi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a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u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sc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loc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eighb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on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nt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ic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gan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d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al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ph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urb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n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am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i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d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m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li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rtice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tro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ri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ffili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meout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ed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it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i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alif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r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Garam</text:p>
          </table:table-cell>
          <table:table-cell table:style-name="ce14" office:value-type="string" calcext:value-type="string">
            <text:p>নয়</text:p>
          </table:table-cell>
          <table:table-cell table:style-name="ce64" office:value-type="string" calcext:value-type="string">
            <text:p>Gear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ause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Ca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alysi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ou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s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oc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aundice fev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tiv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gil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der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r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ui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ctiona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qu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mploye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ers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yea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lec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n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ur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und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mind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u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b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p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nger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c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chem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d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ic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wea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j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mplia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bling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alk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alki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b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n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alita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m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lob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Maha</text:p>
          </table:table-cell>
          <table:table-cell table:style-name="ce15" office:value-type="string" calcext:value-type="string">
            <text:p>দশ</text:p>
          </table:table-cell>
          <table:table-cell table:style-name="ce65" office:value-type="string" calcext:value-type="string">
            <text:p>Match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Right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string" calcext:value-type="string">
            <text:p>Roo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len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aliv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portsm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o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p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ighligh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is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w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du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c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u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epen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l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we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n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fic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tern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l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er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it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parallel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b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gne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m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nderst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ca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cr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se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ltere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ve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re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oo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l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ndo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i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x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e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rren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Palan</text:p>
          </table:table-cell>
          <table:table-cell table:style-name="ce14" office:value-type="string" calcext:value-type="string">
            <text:p>এগারো</text:p>
          </table:table-cell>
          <table:table-cell table:style-name="ce64" office:value-type="string" calcext:value-type="string">
            <text:p>Pre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Band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calis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u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ou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o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usew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o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llbladder inflamm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cos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mi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nsfor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u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al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nef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oco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ci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l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h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a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es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ra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y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w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es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l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igibil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riteri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de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us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quival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iol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ccu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icrowa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ide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c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k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per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d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e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btit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erti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ces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m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as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u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stal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tc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ed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Dhadha</text:p>
          </table:table-cell>
          <table:table-cell table:style-name="ce15" office:value-type="string" calcext:value-type="string">
            <text:p>বারো</text:p>
          </table:table-cell>
          <table:table-cell table:style-name="ce65" office:value-type="string" calcext:value-type="string">
            <text:p>Dif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Variable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Vari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bscrip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ver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ltoi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v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n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ri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tum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vat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lo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opt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velop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a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r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tt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erg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u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ss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la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h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omme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ir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mpor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mb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d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vente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psil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er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a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n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card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aw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l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ami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ecor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c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ellul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nda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ode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ssi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au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op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up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ot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p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g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nap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Niharika</text:p>
          </table:table-cell>
          <table:table-cell table:style-name="ce14" office:value-type="string" calcext:value-type="string">
            <text:p>তেরো</text:p>
          </table:table-cell>
          <table:table-cell table:style-name="ce64" office:value-type="string" calcext:value-type="string">
            <text:p>Norm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ize</text:p>
          </table:table-cell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>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o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chan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lb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x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yr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rt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nufactu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erpes dise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ch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canc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v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ponsib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iou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agrap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ec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t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pera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ow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pre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over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dministr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ndid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hy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gred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u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n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lb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z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rthodo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gr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pa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e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u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an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s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serv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ircui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i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stu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ss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igi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su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lode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ip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ci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ak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e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o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atur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v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Niharika</text:p>
          </table:table-cell>
          <table:table-cell table:style-name="ce15" office:value-type="string" calcext:value-type="string">
            <text:p>চৌদ্দ</text:p>
          </table:table-cell>
          <table:table-cell table:style-name="ce65" office:value-type="string" calcext:value-type="string">
            <text:p>N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ory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Stor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i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cif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k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tui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ch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frastruc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dy canc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a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un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iculu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ar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mb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soc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ame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ent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um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ow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u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f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s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k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rmin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iv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s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t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i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vo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veni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ce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rmul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utin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ogi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ste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r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ybr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r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arc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ordin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hee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llus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pprais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por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l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or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u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r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ub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sul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Dhadha</text:p>
          </table:table-cell>
          <table:table-cell table:style-name="ce14" office:value-type="string" calcext:value-type="string">
            <text:p>পনেরো</text:p>
          </table:table-cell>
          <table:table-cell table:style-name="ce64" office:value-type="string" calcext:value-type="string">
            <text:p>D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Real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nction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o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tin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m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tr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ch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urnalis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V posi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mun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act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d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pu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r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b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rsonali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viro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i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od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e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tu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mb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u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i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pe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ma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gi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fini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ur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llm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uffic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lee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carri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di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r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stru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ste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is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ffici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llba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ul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upda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oo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a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o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e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oltip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Palan</text:p>
          </table:table-cell>
          <table:table-cell table:style-name="ce15" office:value-type="string" calcext:value-type="string">
            <text:p>ষোল</text:p>
          </table:table-cell>
          <table:table-cell table:style-name="ce65" office:value-type="string" calcext:value-type="string">
            <text:p>Presu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hort</text:p>
          </table:table-cell>
          <table:table-cell table:style-name="ce14" office:value-type="float" office:value="17" calcext:value-type="float">
            <text:p>17</text:p>
          </table:table-cell>
          <table:table-cell table:style-name="ce20" office:value-type="string" calcext:value-type="string">
            <text:p>S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essi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yna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nd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ecu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w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d so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c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n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us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grou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s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utpu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o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n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ro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i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eak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mat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f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ftwa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ine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h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eip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phra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yoga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erci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omera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e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a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uberculosi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ermoelectr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mentu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tra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usine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ffe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pos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ptimi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roker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nimate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m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e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al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u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o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mis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laceholder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Maha</text:p>
          </table:table-cell>
          <table:table-cell table:style-name="ce14" office:value-type="string" calcext:value-type="string">
            <text:p>সতেরো</text:p>
          </table:table-cell>
          <table:table-cell table:style-name="ce64" office:value-type="string" calcext:value-type="string">
            <text:p>Migh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In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string" calcext:value-type="string">
            <text:p>Inst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u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n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s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i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eri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hma condi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rus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a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ctory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tr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le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ri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alysis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oc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il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ra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lim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re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e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si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ndo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l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ci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us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g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desir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d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nstru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ctro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organ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ma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cr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w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if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id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o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rrou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dic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smo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sa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who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a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ci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a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ra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ray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52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Garam</text:p>
          </table:table-cell>
          <table:table-cell table:style-name="ce15" office:value-type="string" calcext:value-type="string">
            <text:p>আঠারো</text:p>
          </table:table-cell>
          <table:table-cell table:style-name="ce65" office:value-type="string" calcext:value-type="string">
            <text:p>Geometric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Expression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string" calcext:value-type="string">
            <text:p>Ent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hronolog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m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plic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v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i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zheimer's ce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m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tion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o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u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tio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d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c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p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p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s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hic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el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h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er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o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genc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yste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r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o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ut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e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y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str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seud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nowled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c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ynchron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t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c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gum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bou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aunc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pposi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ynamic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yllab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uxu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a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t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s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es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ump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idg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um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Reet</text:p>
          </table:table-cell>
          <table:table-cell table:style-name="ce14" office:value-type="string" calcext:value-type="string">
            <text:p>উনিশ</text:p>
          </table:table-cell>
          <table:table-cell table:style-name="ce64" office:value-type="string" calcext:value-type="string">
            <text:p>Releva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ouble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Do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at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ppendi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a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g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neumonia antibiotic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n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riab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par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b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o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umb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af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rcu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agr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old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mp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bou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dg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ss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b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an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e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tfo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ey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a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un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fer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id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et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iri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in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pt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id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cro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rfac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ord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emp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usto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ld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oy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am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ee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and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terat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arwada</text:p>
          </table:table-cell>
          <table:table-cell table:style-name="ce15" office:value-type="string" calcext:value-type="string">
            <text:p>বিশ</text:p>
          </table:table-cell>
          <table:table-cell table:style-name="ce65" office:value-type="string" calcext:value-type="string">
            <text:p>Seri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yle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string" calcext:value-type="string">
            <text:p>Spo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a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ju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i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onchitis bacter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ck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umb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a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ffe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sw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ult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te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olu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bi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t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k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oo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rb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l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de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udio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luepri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rix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part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lateau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lor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tribu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ges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fortun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sign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neez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ucle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ymme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r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r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m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o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ol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f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upernov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rr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spe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oc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un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ltimedi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art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monstr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rewall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tangent</text:p>
          </table:table-cell>
          <table:table-cell table:style-name="ce14" office:value-type="string" calcext:value-type="string">
            <text:p>একুশ</text:p>
          </table:table-cell>
          <table:table-cell table:style-name="ce64" office:value-type="string" calcext:value-type="string">
            <text:p>Calculation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Per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string" calcext:value-type="string">
            <text:p>P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ngu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e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ve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se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u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cul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dic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al syndr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inbo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o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ol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le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n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r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i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umini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mp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sid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w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ic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as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nanc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l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cret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r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vi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ng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eserv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mmor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peci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in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sm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a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i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umm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cep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nooz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que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vailab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serna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zz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gg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oa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zoo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ar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incip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bu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tro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ecant</text:p>
          </table:table-cell>
          <table:table-cell table:style-name="ce15" office:value-type="string" calcext:value-type="string">
            <text:p>বাইশ</text:p>
          </table:table-cell>
          <table:table-cell table:style-name="ce65" office:value-type="string" calcext:value-type="string">
            <text:p>See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chine</text:p>
          </table:table-cell>
          <table:table-cell table:style-name="ce14" office:value-type="float" office:value="23" calcext:value-type="float">
            <text:p>23</text:p>
          </table:table-cell>
          <table:table-cell table:style-name="ce20" office:value-type="string" calcext:value-type="string">
            <text:p>Mas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por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ocu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que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idne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a rela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i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r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e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cent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ches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n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gis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o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ent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ki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lis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at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l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a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ciousn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umou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ga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alle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ob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ashbo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gr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rset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on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l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ll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vouri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i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ecant</text:p>
          </table:table-cell>
          <table:table-cell table:style-name="ce14" office:value-type="string" calcext:value-type="string">
            <text:p>তেইশ</text:p>
          </table:table-cell>
          <table:table-cell table:style-name="ce64" office:value-type="string" calcext:value-type="string">
            <text:p>Cognitiv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uch</text:p>
          </table:table-cell>
          <table:table-cell table:style-name="ce15" office:value-type="float" office:value="24" calcext:value-type="float">
            <text:p>24</text:p>
          </table:table-cell>
          <table:table-cell table:style-name="ce21" office:value-type="string" calcext:value-type="string">
            <text:p>S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qu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j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c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lan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gin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lcul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pilepsy unknow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ea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pirac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um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um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l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ea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b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dge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hr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g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artic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or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mmit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f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know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att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i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utr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utum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tenn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a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avig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ten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verrid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idd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at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od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u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qu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ant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irtu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is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Tangent</text:p>
          </table:table-cell>
          <table:table-cell table:style-name="ce15" office:value-type="string" calcext:value-type="string">
            <text:p>চব্বিশ</text:p>
          </table:table-cell>
          <table:table-cell table:style-name="ce65" office:value-type="string" calcext:value-type="string">
            <text:p>Tas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string" calcext:value-type="string">
            <text:p>A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nemo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a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y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r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cha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r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lectric sh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nia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rc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l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rl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d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u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u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ru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le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sti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e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b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x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c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perien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ou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an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mit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chanis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etharg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pproa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lerg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rv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ess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x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gorith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p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otste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ssw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ree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ff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as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v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uff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uo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i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w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quir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ine</text:p>
          </table:table-cell>
          <table:table-cell table:style-name="ce14" office:value-type="string" calcext:value-type="string">
            <text:p>পঁচিশ</text:p>
          </table:table-cell>
          <table:table-cell table:style-name="ce64" office:value-type="string" calcext:value-type="string">
            <text:p>Clai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ata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string" calcext:value-type="string">
            <text:p>Di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r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i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g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er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nag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t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lcer tiss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gn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ta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u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nd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m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fer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v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ow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rt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t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titu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y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g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eken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hed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ut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cessaril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tellig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si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rt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es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g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p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ri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ces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ffi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signa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ro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lap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bi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a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a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troduc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ca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moun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ine</text:p>
          </table:table-cell>
          <table:table-cell table:style-name="ce15" office:value-type="string" calcext:value-type="string">
            <text:p>ছাব্বিশ</text:p>
          </table:table-cell>
          <table:table-cell table:style-name="ce65" office:value-type="string" calcext:value-type="string">
            <text:p>Secre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Base</text:p>
          </table:table-cell>
          <table:table-cell table:style-name="ce16" office:value-type="string" calcext:value-type="string">
            <text:p>::.</text:p>
          </table:table-cell>
          <table:table-cell table:style-name="ce22" office:value-type="string" calcext:value-type="string">
            <text:p>Bench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a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nigh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tructur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og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tyl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rga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intelligen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techniqu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issu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pavilion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essential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alley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vouch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coup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program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perimet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asterisk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ward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light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juncti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code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ol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nel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ccount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t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tter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specime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went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eve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pol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ayer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che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rea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vertex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oriz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tai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emperatur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ea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haracter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osm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resoluti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ia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health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wealth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foru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successiv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ounter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eptic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hargeabl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urren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empty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biometr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hromoso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binary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blend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fre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belt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strateg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elebrat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respons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mobil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decid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pera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gra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period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quantu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emand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upply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racket</text:p>
          </table:table-cell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53"/>
          <table:table-cell table:style-name="ce40" office:value-type="string" calcext:value-type="string">
            <text:p>:</text:p>
          </table:table-cell>
          <table:table-cell table:style-name="ce55"/>
          <table:table-cell table:style-name="ce40" office:value-type="string" calcext:value-type="string">
            <text:p>.</text:p>
          </table:table-cell>
          <table:table-cell table:style-name="ce57"/>
          <table:table-cell table:style-name="ce28" office:value-type="string" calcext:value-type="string">
            <text:p>::</text:p>
          </table:table-cell>
          <table:table-cell table:style-name="ce61" office:value-type="string" calcext:value-type="string">
            <text:p>Chant</text:p>
          </table:table-cell>
          <table:table-cell table:style-name="ce16" office:value-type="string" calcext:value-type="string">
            <text:p>::.</text:p>
          </table:table-cell>
          <table:table-cell table:style-name="ce66" office:value-type="string" calcext:value-type="string">
            <text:p>Compas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Σ</text:p>
          </table:table-cell>
          <table:table-cell table:style-name="ce17" office:value-type="string" calcext:value-type="string">
            <text:p>Ω</text:p>
          </table:table-cell>
          <table:table-cell table:style-name="ce23" office:value-type="string" calcext:value-type="string">
            <text:p>Degree</text:p>
          </table:table-cell>
          <table:table-cell table:style-name="ce29" office:value-type="string" calcext:value-type="string">
            <text:p>A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B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D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E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F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G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H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I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J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K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L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N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O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P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Q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R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T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U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V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W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Y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Z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*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@</text:p>
          </table:table-cell>
          <table:table-cell table:style-name="ce67" office:value-type="string" calcext:value-type="string">
            <text:p>μ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3"/>
          <table:table-cell table:style-name="ce11" table:number-columns-repeated="163"/>
          <table:table-cell table:style-name="ce70"/>
          <table:table-cell table:number-columns-repeated="858"/>
        </table:table-row>
        <table:table-row table:style-name="ro2" table:number-rows-repeated="1001">
          <table:table-cell table:number-columns-repeated="5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860"/>
        </table:table-row>
        <table:table-row table:style-name="ro1" table:number-rows-repeated="1047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" table:style-name="ta2"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2" table:number-columns-repeated="4" table:default-cell-style-name="Default"/>
        <table:table-column table:style-name="co9" table:number-columns-repeated="1012" table:default-cell-style-name="Default"/>
        <table:table-row table:style-name="ro2">
          <table:table-cell table:style-name="ce71" office:value-type="string" calcext:value-type="string">
            <text:p>θ</text:p>
          </table:table-cell>
          <table:table-cell table:style-name="ce71" office:value-type="string" calcext:value-type="string">
            <text:p>3α:β.γ</text:p>
          </table:table-cell>
          <table:table-cell table:style-name="ce71" office:value-type="string" calcext:value-type="string">
            <text:p>11α:β.γ</text:p>
          </table:table-cell>
          <table:table-cell table:style-name="ce71" office:value-type="string" calcext:value-type="string">
            <text:p>#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π</text:p>
          </table:table-cell>
          <table:table-cell table:style-name="ce81" office:value-type="string" calcext:value-type="string">
            <text:p>Radian</text:p>
          </table:table-cell>
          <table:table-cell table:style-name="ce87" office:value-type="string" calcext:value-type="string">
            <text:p>Constant</text:p>
          </table:table-cell>
          <table:table-cell table:style-name="ce87" office:value-type="string" calcext:value-type="string">
            <text:p>λ</text:p>
          </table:table-cell>
          <table:table-cell table:style-name="ce78" table:number-columns-repeated="14"/>
          <table:table-cell table:number-columns-repeated="998"/>
        </table:table-row>
        <table:table-row table:style-name="ro2">
          <table:table-cell table:style-name="ce72" office:value-type="string" calcext:value-type="string">
            <text:p>..</text:p>
          </table:table-cell>
          <table:table-cell table:style-name="ce72" office:value-type="string" calcext:value-type="string">
            <text:p>::profession:education.health</text:p>
          </table:table-cell>
          <table:table-cell table:style-name="ce72" office:value-type="string" calcext:value-type="string">
            <text:p>::tube:scale.common</text:p>
          </table:table-cell>
          <table:table-cell table:style-name="ce72" office:value-type="string" calcext:value-type="string">
            <text:p>..</text:p>
          </table:table-cell>
          <table:table-cell table:style-name="ce79" table:number-columns-repeated="3"/>
          <table:table-cell table:style-name="ce82" office:value-type="string" calcext:value-type="string">
            <text:p>..</text:p>
          </table:table-cell>
          <table:table-cell table:style-name="ce82" office:value-type="string" calcext:value-type="string">
            <text:p>Put</text:p>
          </table:table-cell>
          <table:table-cell table:style-name="ce82" office:value-type="string" calcext:value-type="string">
            <text:p>Pool</text:p>
          </table:table-cell>
          <table:table-cell table:style-name="ce88" office:value-type="string" calcext:value-type="string">
            <text:p>Omnipresent</text:p>
          </table:table-cell>
          <table:table-cell table:style-name="ce88" office:value-type="string" calcext:value-type="string">
            <text:p>One &amp; on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::teenage:grammar.brain stroke</text:p>
          </table:table-cell>
          <table:table-cell table:style-name="ce73" office:value-type="string" calcext:value-type="string">
            <text:p>::animal:sculpture.colour</text:p>
          </table:table-cell>
          <table:table-cell table:style-name="ce73" office:value-type="string" calcext:value-type="string">
            <text:p>এক</text:p>
          </table:table-cell>
          <table:table-cell table:style-name="ce79" table:number-columns-repeated="3"/>
          <table:table-cell table:style-name="ce83" office:value-type="float" office:value="1" calcext:value-type="float">
            <text:p>1</text:p>
          </table:table-cell>
          <table:table-cell table:style-name="ce85" office:value-type="string" calcext:value-type="string">
            <text:p>Together</text:p>
          </table:table-cell>
          <table:table-cell table:style-name="ce83" office:value-type="string" calcext:value-type="string">
            <text:p>Tolerant</text:p>
          </table:table-cell>
          <table:table-cell table:style-name="ce89" office:value-type="string" calcext:value-type="string">
            <text:p>Sine</text:p>
          </table:table-cell>
          <table:table-cell table:style-name="ce91" office:value-type="string" calcext:value-type="string">
            <text:p>Sole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::youth:graph.cardiac arrest</text:p>
          </table:table-cell>
          <table:table-cell table:style-name="ce74" office:value-type="string" calcext:value-type="string">
            <text:p>::insect:population.colony</text:p>
          </table:table-cell>
          <table:table-cell table:style-name="ce74" office:value-type="string" calcext:value-type="string">
            <text:p>দুই</text:p>
          </table:table-cell>
          <table:table-cell table:style-name="ce80" table:number-columns-repeated="3"/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Much</text:p>
          </table:table-cell>
          <table:table-cell table:style-name="ce84" office:value-type="string" calcext:value-type="string">
            <text:p>Metric</text:p>
          </table:table-cell>
          <table:table-cell table:style-name="ce90" office:value-type="string" calcext:value-type="string">
            <text:p>Cosine</text:p>
          </table:table-cell>
          <table:table-cell table:style-name="ce92" office:value-type="string" calcext:value-type="string">
            <text:p>Completed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::married:syntax.heart failure</text:p>
          </table:table-cell>
          <table:table-cell table:style-name="ce75" office:value-type="string" calcext:value-type="string">
            <text:p>::tree:fashion.capital</text:p>
          </table:table-cell>
          <table:table-cell table:style-name="ce75" office:value-type="string" calcext:value-type="string">
            <text:p>তিন</text:p>
          </table:table-cell>
          <table:table-cell table:style-name="ce79" table:number-columns-repeated="3"/>
          <table:table-cell table:style-name="ce83" office:value-type="float" office:value="3" calcext:value-type="float">
            <text:p>3</text:p>
          </table:table-cell>
          <table:table-cell table:style-name="ce85" office:value-type="string" calcext:value-type="string">
            <text:p>For</text:p>
          </table:table-cell>
          <table:table-cell table:style-name="ce83" office:value-type="string" calcext:value-type="string">
            <text:p>Feature</text:p>
          </table:table-cell>
          <table:table-cell table:style-name="ce89" office:value-type="string" calcext:value-type="string">
            <text:p>Tangent</text:p>
          </table:table-cell>
          <table:table-cell table:style-name="ce91" office:value-type="string" calcext:value-type="string">
            <text:p>Tutorial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::senior:chemistry.chronic disorder</text:p>
          </table:table-cell>
          <table:table-cell table:style-name="ce74" office:value-type="string" calcext:value-type="string">
            <text:p>::plant:formation.cadre</text:p>
          </table:table-cell>
          <table:table-cell table:style-name="ce74" office:value-type="string" calcext:value-type="string">
            <text:p>চার</text:p>
          </table:table-cell>
          <table:table-cell table:style-name="ce80" table:number-columns-repeated="3"/>
          <table:table-cell table:style-name="ce84" office:value-type="float" office:value="4" calcext:value-type="float">
            <text:p>4</text:p>
          </table:table-cell>
          <table:table-cell table:style-name="ce86" office:value-type="string" calcext:value-type="string">
            <text:p>Cylinder</text:p>
          </table:table-cell>
          <table:table-cell table:style-name="ce84" office:value-type="string" calcext:value-type="string">
            <text:p>Case</text:p>
          </table:table-cell>
          <table:table-cell table:style-name="ce90" office:value-type="string" calcext:value-type="string">
            <text:p>Cosecant</text:p>
          </table:table-cell>
          <table:table-cell table:style-name="ce92" office:value-type="string" calcext:value-type="string">
            <text:p>Classicall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::working:mathematics.stress obesity</text:p>
          </table:table-cell>
          <table:table-cell table:style-name="ce75" office:value-type="string" calcext:value-type="string">
            <text:p>::atom:legend.chief</text:p>
          </table:table-cell>
          <table:table-cell table:style-name="ce75" office:value-type="string" calcext:value-type="string">
            <text:p>পাঁচ</text:p>
          </table:table-cell>
          <table:table-cell table:style-name="ce79" table:number-columns-repeated="3"/>
          <table:table-cell table:style-name="ce83" office:value-type="float" office:value="5" calcext:value-type="float">
            <text:p>5</text:p>
          </table:table-cell>
          <table:table-cell table:style-name="ce85" office:value-type="string" calcext:value-type="string">
            <text:p>Format</text:p>
          </table:table-cell>
          <table:table-cell table:style-name="ce83" office:value-type="string" calcext:value-type="string">
            <text:p>Field</text:p>
          </table:table-cell>
          <table:table-cell table:style-name="ce89" office:value-type="string" calcext:value-type="string">
            <text:p>Secant</text:p>
          </table:table-cell>
          <table:table-cell table:style-name="ce91" office:value-type="string" calcext:value-type="string">
            <text:p>Separated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::amateur:bakery.vision impairment</text:p>
          </table:table-cell>
          <table:table-cell table:style-name="ce74" office:value-type="string" calcext:value-type="string">
            <text:p>::cell:stream.cascade</text:p>
          </table:table-cell>
          <table:table-cell table:style-name="ce74" office:value-type="string" calcext:value-type="string">
            <text:p>ছয়</text:p>
          </table:table-cell>
          <table:table-cell table:style-name="ce80" table:number-columns-repeated="3"/>
          <table:table-cell table:style-name="ce84" office:value-type="float" office:value="6" calcext:value-type="float">
            <text:p>6</text:p>
          </table:table-cell>
          <table:table-cell table:style-name="ce86" office:value-type="string" calcext:value-type="string">
            <text:p>Linked</text:p>
          </table:table-cell>
          <table:table-cell table:style-name="ce84" office:value-type="string" calcext:value-type="string">
            <text:p>Lens</text:p>
          </table:table-cell>
          <table:table-cell table:style-name="ce90" office:value-type="string" calcext:value-type="string">
            <text:p>Cotangent</text:p>
          </table:table-cell>
          <table:table-cell table:style-name="ce92" office:value-type="string" calcext:value-type="string">
            <text:p>Care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7" calcext:value-type="float">
            <text:p>7</text:p>
          </table:table-cell>
          <table:table-cell table:style-name="ce75" office:value-type="string" calcext:value-type="string">
            <text:p>::intermediate:physics.organ expansion</text:p>
          </table:table-cell>
          <table:table-cell table:style-name="ce75" office:value-type="string" calcext:value-type="string">
            <text:p>::valve:hyperbola.comma</text:p>
          </table:table-cell>
          <table:table-cell table:style-name="ce75" office:value-type="string" calcext:value-type="string">
            <text:p>সাত</text:p>
          </table:table-cell>
          <table:table-cell table:style-name="ce79" table:number-columns-repeated="3"/>
          <table:table-cell table:style-name="ce83" office:value-type="float" office:value="7" calcext:value-type="float">
            <text:p>7</text:p>
          </table:table-cell>
          <table:table-cell table:style-name="ce85" office:value-type="string" calcext:value-type="string">
            <text:p>With</text:p>
          </table:table-cell>
          <table:table-cell table:style-name="ce83" office:value-type="string" calcext:value-type="string">
            <text:p>Window</text:p>
          </table:table-cell>
          <table:table-cell table:style-name="ce89" office:value-type="string" calcext:value-type="string">
            <text:p>Sarwada</text:p>
          </table:table-cell>
          <table:table-cell table:style-name="ce91" office:value-type="string" calcext:value-type="string">
            <text:p>Skilful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::newbie:biology.abdominal pain</text:p>
          </table:table-cell>
          <table:table-cell table:style-name="ce74" office:value-type="string" calcext:value-type="string">
            <text:p>::vault:quality.compound</text:p>
          </table:table-cell>
          <table:table-cell table:style-name="ce74" office:value-type="string" calcext:value-type="string">
            <text:p>আট</text:p>
          </table:table-cell>
          <table:table-cell table:style-name="ce80" table:number-columns-repeated="3"/>
          <table:table-cell table:style-name="ce84" office:value-type="float" office:value="8" calcext:value-type="float">
            <text:p>8</text:p>
          </table:table-cell>
          <table:table-cell table:style-name="ce86" office:value-type="string" calcext:value-type="string">
            <text:p>Equal</text:p>
          </table:table-cell>
          <table:table-cell table:style-name="ce84" office:value-type="string" calcext:value-type="string">
            <text:p>Entrance</text:p>
          </table:table-cell>
          <table:table-cell table:style-name="ce90" office:value-type="string" calcext:value-type="string">
            <text:p>Reet</text:p>
          </table:table-cell>
          <table:table-cell table:style-name="ce92" office:value-type="string" calcext:value-type="string">
            <text:p>Realit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9" calcext:value-type="float">
            <text:p>9</text:p>
          </table:table-cell>
          <table:table-cell table:style-name="ce75" office:value-type="string" calcext:value-type="string">
            <text:p>::expert:craft.virus infection</text:p>
          </table:table-cell>
          <table:table-cell table:style-name="ce75" office:value-type="string" calcext:value-type="string">
            <text:p>::particle:organisation.city</text:p>
          </table:table-cell>
          <table:table-cell table:style-name="ce75" office:value-type="string" calcext:value-type="string">
            <text:p>নয়</text:p>
          </table:table-cell>
          <table:table-cell table:style-name="ce79" table:number-columns-repeated="3"/>
          <table:table-cell table:style-name="ce83" office:value-type="float" office:value="9" calcext:value-type="float">
            <text:p>9</text:p>
          </table:table-cell>
          <table:table-cell table:style-name="ce85" office:value-type="string" calcext:value-type="string">
            <text:p>Security</text:p>
          </table:table-cell>
          <table:table-cell table:style-name="ce83" office:value-type="string" calcext:value-type="string">
            <text:p>Setting</text:p>
          </table:table-cell>
          <table:table-cell table:style-name="ce89" office:value-type="string" calcext:value-type="string">
            <text:p>Garam</text:p>
          </table:table-cell>
          <table:table-cell table:style-name="ce91" office:value-type="string" calcext:value-type="string">
            <text:p>Gear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::advocate:farm.jaundice fever</text:p>
          </table:table-cell>
          <table:table-cell table:style-name="ce74" office:value-type="string" calcext:value-type="string">
            <text:p>::molecule:foundation.company</text:p>
          </table:table-cell>
          <table:table-cell table:style-name="ce74" office:value-type="string" calcext:value-type="string">
            <text:p>দশ</text:p>
          </table:table-cell>
          <table:table-cell table:style-name="ce80" table:number-columns-repeated="3"/>
          <table:table-cell table:style-name="ce84" office:value-type="float" office:value="10" calcext:value-type="float">
            <text:p>10</text:p>
          </table:table-cell>
          <table:table-cell table:style-name="ce86" office:value-type="string" calcext:value-type="string">
            <text:p>Cause</text:p>
          </table:table-cell>
          <table:table-cell table:style-name="ce84" office:value-type="string" calcext:value-type="string">
            <text:p>Call</text:p>
          </table:table-cell>
          <table:table-cell table:style-name="ce90" office:value-type="string" calcext:value-type="string">
            <text:p>Maha</text:p>
          </table:table-cell>
          <table:table-cell table:style-name="ce92" office:value-type="string" calcext:value-type="string">
            <text:p>Matching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1" calcext:value-type="float">
            <text:p>11</text:p>
          </table:table-cell>
          <table:table-cell table:style-name="ce75" office:value-type="string" calcext:value-type="string">
            <text:p>::sportsman:sport.sinus infection</text:p>
          </table:table-cell>
          <table:table-cell table:style-name="ce75" office:value-type="string" calcext:value-type="string">
            <text:p>::matter:official.clip</text:p>
          </table:table-cell>
          <table:table-cell table:style-name="ce75" office:value-type="string" calcext:value-type="string">
            <text:p>এগারো</text:p>
          </table:table-cell>
          <table:table-cell table:style-name="ce79" table:number-columns-repeated="3"/>
          <table:table-cell table:style-name="ce83" office:value-type="float" office:value="11" calcext:value-type="float">
            <text:p>11</text:p>
          </table:table-cell>
          <table:table-cell table:style-name="ce85" office:value-type="string" calcext:value-type="string">
            <text:p>Right</text:p>
          </table:table-cell>
          <table:table-cell table:style-name="ce83" office:value-type="string" calcext:value-type="string">
            <text:p>Room</text:p>
          </table:table-cell>
          <table:table-cell table:style-name="ce89" office:value-type="string" calcext:value-type="string">
            <text:p>Palan</text:p>
          </table:table-cell>
          <table:table-cell table:style-name="ce91" office:value-type="string" calcext:value-type="string">
            <text:p>Preference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::housewife:cooking.gallbladder inflammation</text:p>
          </table:table-cell>
          <table:table-cell table:style-name="ce74" office:value-type="string" calcext:value-type="string">
            <text:p>::element:question.contrast</text:p>
          </table:table-cell>
          <table:table-cell table:style-name="ce74" office:value-type="string" calcext:value-type="string">
            <text:p>বারো</text:p>
          </table:table-cell>
          <table:table-cell table:style-name="ce80" table:number-columns-repeated="3"/>
          <table:table-cell table:style-name="ce84" office:value-type="float" office:value="12" calcext:value-type="float">
            <text:p>12</text:p>
          </table:table-cell>
          <table:table-cell table:style-name="ce86" office:value-type="string" calcext:value-type="string">
            <text:p>Band</text:p>
          </table:table-cell>
          <table:table-cell table:style-name="ce84" office:value-type="string" calcext:value-type="string">
            <text:p>Board</text:p>
          </table:table-cell>
          <table:table-cell table:style-name="ce90" office:value-type="string" calcext:value-type="string">
            <text:p>Dhadha</text:p>
          </table:table-cell>
          <table:table-cell table:style-name="ce92" office:value-type="string" calcext:value-type="string">
            <text:p>Difference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75" office:value-type="string" calcext:value-type="string">
            <text:p>::parent:agriculture.brain tumour</text:p>
          </table:table-cell>
          <table:table-cell table:style-name="ce75" office:value-type="string" calcext:value-type="string">
            <text:p>::vice:force.cage</text:p>
          </table:table-cell>
          <table:table-cell table:style-name="ce75" office:value-type="string" calcext:value-type="string">
            <text:p>তেরো</text:p>
          </table:table-cell>
          <table:table-cell table:style-name="ce79" table:number-columns-repeated="3"/>
          <table:table-cell table:style-name="ce83" office:value-type="float" office:value="13" calcext:value-type="float">
            <text:p>13</text:p>
          </table:table-cell>
          <table:table-cell table:style-name="ce85" office:value-type="string" calcext:value-type="string">
            <text:p>Variable</text:p>
          </table:table-cell>
          <table:table-cell table:style-name="ce83" office:value-type="string" calcext:value-type="string">
            <text:p>Variant</text:p>
          </table:table-cell>
          <table:table-cell table:style-name="ce89" office:value-type="string" calcext:value-type="string">
            <text:p>Niharika</text:p>
          </table:table-cell>
          <table:table-cell table:style-name="ce91" office:value-type="string" calcext:value-type="string">
            <text:p>Normal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4" office:value-type="string" calcext:value-type="string">
            <text:p>::artist:manufacturing.herpes disease</text:p>
          </table:table-cell>
          <table:table-cell table:style-name="ce74" office:value-type="string" calcext:value-type="string">
            <text:p>::ingredient:module.component</text:p>
          </table:table-cell>
          <table:table-cell table:style-name="ce74" office:value-type="string" calcext:value-type="string">
            <text:p>চৌদ্দ</text:p>
          </table:table-cell>
          <table:table-cell table:style-name="ce80" table:number-columns-repeated="3"/>
          <table:table-cell table:style-name="ce84" office:value-type="float" office:value="14" calcext:value-type="float">
            <text:p>14</text:p>
          </table:table-cell>
          <table:table-cell table:style-name="ce86" office:value-type="string" calcext:value-type="string">
            <text:p>Size</text:p>
          </table:table-cell>
          <table:table-cell table:style-name="ce84" office:value-type="string" calcext:value-type="string">
            <text:p>Set</text:p>
          </table:table-cell>
          <table:table-cell table:style-name="ce90" office:value-type="string" calcext:value-type="string">
            <text:p>Niharika</text:p>
          </table:table-cell>
          <table:table-cell table:style-name="ce92" office:value-type="string" calcext:value-type="string">
            <text:p>Nearer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5" calcext:value-type="float">
            <text:p>15</text:p>
          </table:table-cell>
          <table:table-cell table:style-name="ce75" office:value-type="string" calcext:value-type="string">
            <text:p>::techie:infrastructure.body cancer</text:p>
          </table:table-cell>
          <table:table-cell table:style-name="ce75" office:value-type="string" calcext:value-type="string">
            <text:p>::cake:terminal.call</text:p>
          </table:table-cell>
          <table:table-cell table:style-name="ce75" office:value-type="string" calcext:value-type="string">
            <text:p>পনেরো</text:p>
          </table:table-cell>
          <table:table-cell table:style-name="ce79" table:number-columns-repeated="3"/>
          <table:table-cell table:style-name="ce83" office:value-type="float" office:value="15" calcext:value-type="float">
            <text:p>15</text:p>
          </table:table-cell>
          <table:table-cell table:style-name="ce85" office:value-type="string" calcext:value-type="string">
            <text:p>Story</text:p>
          </table:table-cell>
          <table:table-cell table:style-name="ce83" office:value-type="string" calcext:value-type="string">
            <text:p>Storage</text:p>
          </table:table-cell>
          <table:table-cell table:style-name="ce89" office:value-type="string" calcext:value-type="string">
            <text:p>Dhadha</text:p>
          </table:table-cell>
          <table:table-cell table:style-name="ce91" office:value-type="string" calcext:value-type="string">
            <text:p>Dearer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::anchor:journalism.HIV positive</text:p>
          </table:table-cell>
          <table:table-cell table:style-name="ce74" office:value-type="string" calcext:value-type="string">
            <text:p>::soap:button.chamber</text:p>
          </table:table-cell>
          <table:table-cell table:style-name="ce74" office:value-type="string" calcext:value-type="string">
            <text:p>ষোল</text:p>
          </table:table-cell>
          <table:table-cell table:style-name="ce80" table:number-columns-repeated="3"/>
          <table:table-cell table:style-name="ce84" office:value-type="float" office:value="16" calcext:value-type="float">
            <text:p>16</text:p>
          </table:table-cell>
          <table:table-cell table:style-name="ce86" office:value-type="string" calcext:value-type="string">
            <text:p>Real</text:p>
          </table:table-cell>
          <table:table-cell table:style-name="ce84" office:value-type="string" calcext:value-type="string">
            <text:p>Route</text:p>
          </table:table-cell>
          <table:table-cell table:style-name="ce90" office:value-type="string" calcext:value-type="string">
            <text:p>Palan</text:p>
          </table:table-cell>
          <table:table-cell table:style-name="ce92" office:value-type="string" calcext:value-type="string">
            <text:p>Presuming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7" calcext:value-type="float">
            <text:p>17</text:p>
          </table:table-cell>
          <table:table-cell table:style-name="ce75" office:value-type="string" calcext:value-type="string">
            <text:p>::executive:raw.bed sore</text:p>
          </table:table-cell>
          <table:table-cell table:style-name="ce75" office:value-type="string" calcext:value-type="string">
            <text:p>::cover:parse.cash</text:p>
          </table:table-cell>
          <table:table-cell table:style-name="ce75" office:value-type="string" calcext:value-type="string">
            <text:p>সতেরো</text:p>
          </table:table-cell>
          <table:table-cell table:style-name="ce79" table:number-columns-repeated="3"/>
          <table:table-cell table:style-name="ce83" office:value-type="float" office:value="17" calcext:value-type="float">
            <text:p>17</text:p>
          </table:table-cell>
          <table:table-cell table:style-name="ce85" office:value-type="string" calcext:value-type="string">
            <text:p>Short</text:p>
          </table:table-cell>
          <table:table-cell table:style-name="ce83" office:value-type="string" calcext:value-type="string">
            <text:p>Space</text:p>
          </table:table-cell>
          <table:table-cell table:style-name="ce89" office:value-type="string" calcext:value-type="string">
            <text:p>Maha</text:p>
          </table:table-cell>
          <table:table-cell table:style-name="ce91" office:value-type="string" calcext:value-type="string">
            <text:p>Might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::driver:material.asthma condition</text:p>
          </table:table-cell>
          <table:table-cell table:style-name="ce74" office:value-type="string" calcext:value-type="string">
            <text:p>::thread:forest.cluster</text:p>
          </table:table-cell>
          <table:table-cell table:style-name="ce74" office:value-type="string" calcext:value-type="string">
            <text:p>আঠারো</text:p>
          </table:table-cell>
          <table:table-cell table:style-name="ce80" table:number-columns-repeated="3"/>
          <table:table-cell table:style-name="ce84" office:value-type="float" office:value="18" calcext:value-type="float">
            <text:p>18</text:p>
          </table:table-cell>
          <table:table-cell table:style-name="ce86" office:value-type="string" calcext:value-type="string">
            <text:p>In</text:p>
          </table:table-cell>
          <table:table-cell table:style-name="ce84" office:value-type="string" calcext:value-type="string">
            <text:p>Instance</text:p>
          </table:table-cell>
          <table:table-cell table:style-name="ce90" office:value-type="string" calcext:value-type="string">
            <text:p>Garam</text:p>
          </table:table-cell>
          <table:table-cell table:style-name="ce92" office:value-type="string" calcext:value-type="string">
            <text:p>Geometrical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75" office:value-type="string" calcext:value-type="string">
            <text:p>::pilot:event.Alzheimer's cell</text:p>
          </table:table-cell>
          <table:table-cell table:style-name="ce75" office:value-type="string" calcext:value-type="string">
            <text:p>::shelf:hyphen.commerce</text:p>
          </table:table-cell>
          <table:table-cell table:style-name="ce75" office:value-type="string" calcext:value-type="string">
            <text:p>উনিশ</text:p>
          </table:table-cell>
          <table:table-cell table:style-name="ce79" table:number-columns-repeated="3"/>
          <table:table-cell table:style-name="ce83" office:value-type="float" office:value="19" calcext:value-type="float">
            <text:p>19</text:p>
          </table:table-cell>
          <table:table-cell table:style-name="ce85" office:value-type="string" calcext:value-type="string">
            <text:p>Expression</text:p>
          </table:table-cell>
          <table:table-cell table:style-name="ce83" office:value-type="string" calcext:value-type="string">
            <text:p>Entity</text:p>
          </table:table-cell>
          <table:table-cell table:style-name="ce89" office:value-type="string" calcext:value-type="string">
            <text:p>Reet</text:p>
          </table:table-cell>
          <table:table-cell table:style-name="ce91" office:value-type="string" calcext:value-type="string">
            <text:p>Relevant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::gamer:logistic.pneumonia antibiotics</text:p>
          </table:table-cell>
          <table:table-cell table:style-name="ce74" office:value-type="string" calcext:value-type="string">
            <text:p>::label:branch.complex</text:p>
          </table:table-cell>
          <table:table-cell table:style-name="ce74" office:value-type="string" calcext:value-type="string">
            <text:p>বিশ</text:p>
          </table:table-cell>
          <table:table-cell table:style-name="ce80" table:number-columns-repeated="3"/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Double</text:p>
          </table:table-cell>
          <table:table-cell table:style-name="ce84" office:value-type="string" calcext:value-type="string">
            <text:p>Door</text:p>
          </table:table-cell>
          <table:table-cell table:style-name="ce90" office:value-type="string" calcext:value-type="string">
            <text:p>Sarwada</text:p>
          </table:table-cell>
          <table:table-cell table:style-name="ce92" office:value-type="string" calcext:value-type="string">
            <text:p>Seriall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1" calcext:value-type="float">
            <text:p>21</text:p>
          </table:table-cell>
          <table:table-cell table:style-name="ce75" office:value-type="string" calcext:value-type="string">
            <text:p>::judge:history.bronchitis bacteria</text:p>
          </table:table-cell>
          <table:table-cell table:style-name="ce75" office:value-type="string" calcext:value-type="string">
            <text:p>::orbit:panel.control</text:p>
          </table:table-cell>
          <table:table-cell table:style-name="ce75" office:value-type="string" calcext:value-type="string">
            <text:p>একুশ</text:p>
          </table:table-cell>
          <table:table-cell table:style-name="ce79" table:number-columns-repeated="3"/>
          <table:table-cell table:style-name="ce83" office:value-type="float" office:value="21" calcext:value-type="float">
            <text:p>21</text:p>
          </table:table-cell>
          <table:table-cell table:style-name="ce85" office:value-type="string" calcext:value-type="string">
            <text:p>Style</text:p>
          </table:table-cell>
          <table:table-cell table:style-name="ce83" office:value-type="string" calcext:value-type="string">
            <text:p>Spot</text:p>
          </table:table-cell>
          <table:table-cell table:style-name="ce89" office:value-type="string" calcext:value-type="string">
            <text:p>Cotangent</text:p>
          </table:table-cell>
          <table:table-cell table:style-name="ce91" office:value-type="string" calcext:value-type="string">
            <text:p>Calculation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::faculty:medicine.viral syndrome</text:p>
          </table:table-cell>
          <table:table-cell table:style-name="ce74" office:value-type="string" calcext:value-type="string">
            <text:p>::shell:mark.class</text:p>
          </table:table-cell>
          <table:table-cell table:style-name="ce74" office:value-type="string" calcext:value-type="string">
            <text:p>বাইশ</text:p>
          </table:table-cell>
          <table:table-cell table:style-name="ce80" table:number-columns-repeated="3"/>
          <table:table-cell table:style-name="ce84" office:value-type="float" office:value="22" calcext:value-type="float">
            <text:p>22</text:p>
          </table:table-cell>
          <table:table-cell table:style-name="ce86" office:value-type="string" calcext:value-type="string">
            <text:p>Per</text:p>
          </table:table-cell>
          <table:table-cell table:style-name="ce84" office:value-type="string" calcext:value-type="string">
            <text:p>Park</text:p>
          </table:table-cell>
          <table:table-cell table:style-name="ce90" office:value-type="string" calcext:value-type="string">
            <text:p>Secant</text:p>
          </table:table-cell>
          <table:table-cell table:style-name="ce92" office:value-type="string" calcext:value-type="string">
            <text:p>Seek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3" calcext:value-type="float">
            <text:p>23</text:p>
          </table:table-cell>
          <table:table-cell table:style-name="ce75" office:value-type="string" calcext:value-type="string">
            <text:p>::doctor:delivery.coma relative</text:p>
          </table:table-cell>
          <table:table-cell table:style-name="ce75" office:value-type="string" calcext:value-type="string">
            <text:p>::register:scroll.centre</text:p>
          </table:table-cell>
          <table:table-cell table:style-name="ce75" office:value-type="string" calcext:value-type="string">
            <text:p>তেইশ</text:p>
          </table:table-cell>
          <table:table-cell table:style-name="ce79" table:number-columns-repeated="3"/>
          <table:table-cell table:style-name="ce83" office:value-type="float" office:value="23" calcext:value-type="float">
            <text:p>23</text:p>
          </table:table-cell>
          <table:table-cell table:style-name="ce85" office:value-type="string" calcext:value-type="string">
            <text:p>Machine</text:p>
          </table:table-cell>
          <table:table-cell table:style-name="ce83" office:value-type="string" calcext:value-type="string">
            <text:p>Mask</text:p>
          </table:table-cell>
          <table:table-cell table:style-name="ce89" office:value-type="string" calcext:value-type="string">
            <text:p>Cosecant</text:p>
          </table:table-cell>
          <table:table-cell table:style-name="ce91" office:value-type="string" calcext:value-type="string">
            <text:p>Cognitive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::engineer:calculus.epilepsy unknown</text:p>
          </table:table-cell>
          <table:table-cell table:style-name="ce74" office:value-type="string" calcext:value-type="string">
            <text:p>::sort:judgement.close</text:p>
          </table:table-cell>
          <table:table-cell table:style-name="ce74" office:value-type="string" calcext:value-type="string">
            <text:p>চব্বিশ</text:p>
          </table:table-cell>
          <table:table-cell table:style-name="ce80" table:number-columns-repeated="3"/>
          <table:table-cell table:style-name="ce84" office:value-type="float" office:value="24" calcext:value-type="float">
            <text:p>24</text:p>
          </table:table-cell>
          <table:table-cell table:style-name="ce86" office:value-type="string" calcext:value-type="string">
            <text:p>Such</text:p>
          </table:table-cell>
          <table:table-cell table:style-name="ce84" office:value-type="string" calcext:value-type="string">
            <text:p>Session</text:p>
          </table:table-cell>
          <table:table-cell table:style-name="ce90" office:value-type="string" calcext:value-type="string">
            <text:p>Tangent</text:p>
          </table:table-cell>
          <table:table-cell table:style-name="ce92" office:value-type="string" calcext:value-type="string">
            <text:p>Task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5" calcext:value-type="float">
            <text:p>25</text:p>
          </table:table-cell>
          <table:table-cell table:style-name="ce75" office:value-type="string" calcext:value-type="string">
            <text:p>::mechanic:matrix.electric shock</text:p>
          </table:table-cell>
          <table:table-cell table:style-name="ce75" office:value-type="string" calcext:value-type="string">
            <text:p>::industry:justice.chain</text:p>
          </table:table-cell>
          <table:table-cell table:style-name="ce75" office:value-type="string" calcext:value-type="string">
            <text:p>পঁচিশ</text:p>
          </table:table-cell>
          <table:table-cell table:style-name="ce79" table:number-columns-repeated="3"/>
          <table:table-cell table:style-name="ce83" office:value-type="float" office:value="25" calcext:value-type="float">
            <text:p>25</text:p>
          </table:table-cell>
          <table:table-cell table:style-name="ce85" office:value-type="string" calcext:value-type="string">
            <text:p>A</text:p>
          </table:table-cell>
          <table:table-cell table:style-name="ce83" office:value-type="string" calcext:value-type="string">
            <text:p>Agent</text:p>
          </table:table-cell>
          <table:table-cell table:style-name="ce89" office:value-type="string" calcext:value-type="string">
            <text:p>Cosine</text:p>
          </table:table-cell>
          <table:table-cell table:style-name="ce91" office:value-type="string" calcext:value-type="string">
            <text:p>Claiming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6" office:value-type="string" calcext:value-type="string">
            <text:p>::manager:letter.ulcer tissue</text:p>
          </table:table-cell>
          <table:table-cell table:style-name="ce76" office:value-type="string" calcext:value-type="string">
            <text:p>::institute:project.cycle</text:p>
          </table:table-cell>
          <table:table-cell table:style-name="ce76" office:value-type="string" calcext:value-type="string">
            <text:p>ছাব্বিশ</text:p>
          </table:table-cell>
          <table:table-cell table:style-name="ce80" table:number-columns-repeated="3"/>
          <table:table-cell table:style-name="ce84" office:value-type="float" office:value="26" calcext:value-type="float">
            <text:p>26</text:p>
          </table:table-cell>
          <table:table-cell table:style-name="ce86" office:value-type="string" calcext:value-type="string">
            <text:p>Data</text:p>
          </table:table-cell>
          <table:table-cell table:style-name="ce84" office:value-type="string" calcext:value-type="string">
            <text:p>Disk</text:p>
          </table:table-cell>
          <table:table-cell table:style-name="ce90" office:value-type="string" calcext:value-type="string">
            <text:p>Sine</text:p>
          </table:table-cell>
          <table:table-cell table:style-name="ce92" office:value-type="string" calcext:value-type="string">
            <text:p>Secret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2" office:value-type="string" calcext:value-type="string">
            <text:p>::.</text:p>
          </table:table-cell>
          <table:table-cell table:style-name="ce72" office:value-type="string" calcext:value-type="string">
            <text:p>::intelligence:technique.issue</text:p>
          </table:table-cell>
          <table:table-cell table:style-name="ce72" office:value-type="string" calcext:value-type="string">
            <text:p>::layer:scheme.cream</text:p>
          </table:table-cell>
          <table:table-cell table:style-name="ce72" office:value-type="string" calcext:value-type="string">
            <text:p>::.</text:p>
          </table:table-cell>
          <table:table-cell table:style-name="ce79" table:number-columns-repeated="3"/>
          <table:table-cell table:style-name="ce82" office:value-type="string" calcext:value-type="string">
            <text:p>::.</text:p>
          </table:table-cell>
          <table:table-cell table:style-name="ce82" office:value-type="string" calcext:value-type="string">
            <text:p>Base</text:p>
          </table:table-cell>
          <table:table-cell table:style-name="ce82" office:value-type="string" calcext:value-type="string">
            <text:p>Bench</text:p>
          </table:table-cell>
          <table:table-cell table:style-name="ce88" office:value-type="string" calcext:value-type="string">
            <text:p>Chant</text:p>
          </table:table-cell>
          <table:table-cell table:style-name="ce88" office:value-type="string" calcext:value-type="string">
            <text:p>Compas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1" office:value-type="string" calcext:value-type="string">
            <text:p>Ω</text:p>
          </table:table-cell>
          <table:table-cell table:style-name="ce71" office:value-type="string" calcext:value-type="string">
            <text:p>Cζ:ε.δ</text:p>
          </table:table-cell>
          <table:table-cell table:style-name="ce71" office:value-type="string" calcext:value-type="string">
            <text:p>Kζ:ε.δ</text:p>
          </table:table-cell>
          <table:table-cell table:style-name="ce71" office:value-type="string" calcext:value-type="string">
            <text:p>@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Σ</text:p>
          </table:table-cell>
          <table:table-cell table:style-name="ce81" office:value-type="string" calcext:value-type="string">
            <text:p>Degree</text:p>
          </table:table-cell>
          <table:table-cell table:style-name="ce87" office:value-type="string" calcext:value-type="string">
            <text:p>Value</text:p>
          </table:table-cell>
          <table:table-cell table:style-name="ce87" office:value-type="string" calcext:value-type="string">
            <text:p>μ</text:p>
          </table:table-cell>
          <table:table-cell table:style-name="ce78" table:number-columns-repeated="14"/>
          <table:table-cell table:number-columns-repeated="998"/>
        </table:table-row>
        <table:table-row table:style-name="ro2" table:number-rows-repeated="970">
          <table:table-cell table:style-name="ce77" table:number-columns-repeated="4"/>
          <table:table-cell table:style-name="ce79" table:number-columns-repeated="3"/>
          <table:table-cell table:style-name="ce83" table:number-columns-repeated="3"/>
          <table:table-cell table:style-name="ce79" table:number-columns-repeated="1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906" meta:object-count="0"/>
    <meta:generator>LibreOfficeDev/6.0.5.2$Linux_X86_64 LibreOffice_project/</meta:generator>
  </office:meta>
</office:document-meta>
</file>